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c42a" officeooo:paragraph-rsid="000fc42a"/>
    </style:style>
    <style:style style:name="P2" style:family="paragraph" style:parent-style-name="Standard">
      <style:text-properties officeooo:rsid="00120191" officeooo:paragraph-rsid="00120191"/>
    </style:style>
    <style:style style:name="P3" style:family="paragraph" style:parent-style-name="Standard">
      <style:text-properties officeooo:rsid="0013ab8c" officeooo:paragraph-rsid="0013ab8c"/>
    </style:style>
    <style:style style:name="P4" style:family="paragraph" style:parent-style-name="Standard">
      <style:text-properties officeooo:rsid="0013ab8c" officeooo:paragraph-rsid="0013ab8c"/>
    </style:style>
    <style:style style:name="P5" style:family="paragraph" style:parent-style-name="Standard">
      <style:text-properties officeooo:rsid="000fc42a" officeooo:paragraph-rsid="000fc42a"/>
    </style:style>
    <style:style style:name="P6" style:family="paragraph" style:parent-style-name="Standard">
      <style:text-properties officeooo:rsid="001adc39" officeooo:paragraph-rsid="001adc39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adc39" officeooo:paragraph-rsid="001adc39" style:font-size-asian="16pt" style:font-weight-asian="bold" style:font-size-complex="16pt" style:font-weight-complex="bold"/>
    </style:style>
    <style:style style:name="T1" style:family="text">
      <style:text-properties officeooo:rsid="00100676"/>
    </style:style>
    <style:style style:name="T2" style:family="text">
      <style:text-properties officeooo:rsid="0013ab8c"/>
    </style:style>
    <style:style style:name="T3" style:family="text">
      <style:text-properties officeooo:rsid="001490d8"/>
    </style:style>
    <style:style style:name="T4" style:family="text">
      <style:text-properties officeooo:rsid="0015a687"/>
    </style:style>
    <style:style style:name="T5" style:family="text">
      <style:text-properties officeooo:rsid="00170d8f"/>
    </style:style>
    <style:style style:name="T6" style:family="text">
      <style:text-properties officeooo:rsid="0018ce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upe : B<text:tab/><text:tab/><text:tab/><text:tab/><text:tab/><text:tab/><text:tab/><text:tab/><text:tab/><text:tab/>Andrieux Séraphin</text:p>
      <text:p text:style-name="P6">Année : 2017/2018<text:tab/><text:tab/><text:tab/><text:tab/><text:tab/><text:tab/><text:tab/><text:tab/><text:tab/>Déchandon Céline</text:p>
      <text:p text:style-name="P6"/>
      <text:p text:style-name="P6"/>
      <text:p text:style-name="P6"/>
      <text:p text:style-name="P7">Mini-rapport du projet de TSI</text:p>
      <text:p text:style-name="P1"/>
      <text:p text:style-name="P1"/>
      <text:p text:style-name="P1"/>
      <text:p text:style-name="P1"><text:tab/>L’objectif de ce projet était une application qui crée et affiche plusieurs objets animés <text:span text:style-name="T1">avec le logiciel openGL</text:span>. Il fallait également une caméra qui permettait d ‘observer <text:span text:style-name="T1">la scène 3d. Ce projet reprend les notions de bases utilisées dans les TP précédents : pipelines, shaders, caméra, construction d’un terrain,… Cependant l’application ne doit pas utiliser les utilitaires draw.h et orbiter.h . </text:span></text:p>
      <text:p text:style-name="P1"/>
      <text:p text:style-name="P2"><text:tab/>Pour ce projet, nous avons décidé de créer <text:span text:style-name="T2">un labyrinthe.Pour ce faire nous avons téléchargé un objet représentant déjà le labyrinthe. Le but est de faire sortir le cube du labyrinthe.</text:span></text:p>
      <text:p text:style-name="P3">Nous avons <text:span text:style-name="T3">réalisé</text:span> les 3 shaders indispensables : celui du terrain, <text:s/><text:span text:style-name="T3">celui </text:span>de notre objet et <text:span text:style-name="T3">celui </text:span>du <text:span text:style-name="T3">repère.Nous avons ensuite mi</text:span>s en place les buffer<text:span text:style-name="T3">s</text:span> pour ensuite les afficher. <text:span text:style-name="T3">Puis, n</text:span>ous avons cré<text:span text:style-name="T3">é</text:span> une cam<text:span text:style-name="T3">é</text:span>ra. <text:span text:style-name="T3">Enfin, la dernière étape était la mise</text:span> en place <text:span text:style-name="T3">d’</text:span>un syst<text:span text:style-name="T3">è</text:span>me de direction de l’objet et de la cam<text:span text:style-name="T4">é</text:span>ra.</text:p>
      <text:p text:style-name="P3"/>
      <text:p text:style-name="P3"/>
      <text:p text:style-name="P2"><text:tab/>Nous avons rencontré des difficultés lorsque nous avons écrit la caméra sans utiliser orbiter. <text:span text:style-name="T2">Nous avons dû créer une structure et s’inspirer de orbiter.h.</text:span></text:p>
      <text:p text:style-name="P3">Lors de la <text:span text:style-name="T4">création</text:span> du shader pour le terrain, nous avons voulu ins<text:span text:style-name="T4">é</text:span>rer le soleil pour afficher des ombres, cependant nous <text:span text:style-name="T4">nous sommes</text:span> <text:span text:style-name="T4">mélangés</text:span> dans les <text:span text:style-name="T4">déclarations</text:span> et <text:span text:style-name="T4">nous </text:span>n’arrivions plus <text:span text:style-name="T4">à</text:span> modifier les couleurs dans le fragment color du shader.</text:p>
      <text:p text:style-name="P3">Faute de temps nous n’avions pas pu <text:span text:style-name="T4">insérer</text:span> la notion de collision avec un autre objet.</text:p>
      <text:p text:style-name="P3">Nous avions <text:span text:style-name="T6">également </text:span>mis en place la fonction alt_t qui permettait de forcer l’objet <text:span text:style-name="T5">à</text:span> rester sur le shader du terrain. Gr<text:span text:style-name="T6">â</text:span>ce <text:span text:style-name="T6">à cette fonction,</text:span> si notre objet rencontr<text:span text:style-name="T6">ait</text:span> un obstacle, son altitude <text:span text:style-name="T6">augmenterait</text:span> et nous pouvions la faire revenir en <text:span text:style-name="T6">arrière</text:span> <text:span text:style-name="T6">jusqu’à</text:span> revenir sur le « plat » et <text:span text:style-name="T6">générer</text:span> une vision <text:span text:style-name="T6">d’immobilité.</text:span></text:p>
      <text:p text:style-name="P3"/>
      <text:p text:style-name="P3"><text:span text:style-name="T5">Nous avons pu réaliser ce projet grâce aux TP précédents et aux cours. </text:span>Nous tenons <text:span text:style-name="T5">également à</text:span> remercier le <text:span text:style-name="T5">binôme</text:span> du groupe B Lemaout/Bouvard pour nous avoir aid<text:span text:style-name="T5">é</text:span> <text:span text:style-name="T5">dans</text:span> de ce projet.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1:21:27.539589801</meta:creation-date>
    <dc:date>2018-01-15T10:22:28.275664716</dc:date>
    <meta:editing-duration>PT26M28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329" meta:character-count="2007" meta:non-whitespace-character-count="1666"/>
  </office:meta>
</office:document-meta>
</file>